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style:page-number="auto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1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Future Perfect Tense</text:span><text:line-break/><text:line-break/>P -&gt; sub+will+have+v3+ob<text:line-break/>N -&gt; sub+will+not+have+v3+ob<text:line-break/>PQ -&gt;Will + sub+have+v3+ob+? yes/no...<text:line-break/>NQ -&gt; Will + sub+ have not+v3+obj+? yes/no .....<text:line-break/>Wh Q -&gt; Wh..+will+sub+have+ v3+ob+? I will....<text:line-break/>will+ not = won't( contracted form)<text:line-break/>I + will = I'll not<text:line-break/>Shall in the future tense is used for permission or very formal statement .<text:line-break/>v1   v2     v3    V1 + ing<text:line-break/>go   went  gone  going<text:line-break/><text:line-break/>I will have eaten my breakfast till 9a.m.<text:line-break/>He will have not eaten his breakfast till 9a.m.<text:line-break/>Will Robert have gone to the park by then?<text:line-break/>Will Sam have not played with his baby brother?<text:line-break/>When will she have taken the vaccine?<text:line-break/><text:line-break/><text:span text:style-name="Strong_20_Emphasis">The future perfect tense is used to demonstrate an action which is promised to be done by a certain time in the future.</text:span> <text:span text:style-name="Strong_20_Emphasis">It describes things that will be finished at a specific time in the future.</text:span><text:line-break/><text:line-break/><text:span text:style-name="Strong_20_Emphasis">Use</text:span></text:p>
      <text:list xml:id="list2818890870" text:style-name="L1">
        <text:list-item>
          <text:p text:style-name="P8"><text:span text:style-name="Strong_20_Emphasis"><text:span text:style-name="Emphasis">action that will be finished at a certain time in the future</text:span></text:span></text:p>
        </text:list-item>
        <text:list-item>
          <text:p text:style-name="P2"/>
        </text:list-item>
      </text:list>
      <text:p text:style-name="Text_20_body"><text:span text:style-name="Strong_20_Emphasis">Future Perfect signal words</text:span><text:line-break/><text:span text:style-name="Strong_20_Emphasis">Signal words:</text:span> <text:span text:style-name="Strong_20_Emphasis"><text:span text:style-name="Emphasis">the end of the day, ... week, ...month, ...year, ...decade,monday.</text:span></text:span><text:line-break/><text:line-break/><text:span text:style-name="Strong_20_Emphasis">1)</text:span> I will have ___________ by the time he reaches.<text:line-break/><text:span text:style-name="Strong_20_Emphasis">2)</text:span> She _________completed the work by tomorrow.<text:line-break/><text:span text:style-name="Strong_20_Emphasis">3)</text:span> They will ___________ flown to New Jersey by the year end.<text:line-break/><text:span text:style-name="Strong_20_Emphasis">4)</text:span> It ___________ have detected the fault before the team knows about it.<text:line-break/><text:span text:style-name="Strong_20_Emphasis">5)</text:span> They will have __________ their own conclusion before your explanation. (derive)<text:line-break/><text:span text:style-name="Strong_20_Emphasis">6)</text:span> The plant ___________ died because of heat within two days.<text:line-break/><text:span text:style-name="Strong_20_Emphasis">7)</text:span> The kids will have ______________ football by the evening. (play)<text:line-break/><text:span text:style-name="Strong_20_Emphasis">8)</text:span> The ships will have __________ in the deep sea by tomorrow. (sail)<text:line-break/><text:span text:style-name="Strong_20_Emphasis">9)</text:span> We __________ have ______________ our dinner. (eat)<text:line-break/><text:span text:style-name="Strong_20_Emphasis">10)</text:span> He ___________ married by the end of this month.<text:line-break/><text:line-break/><text:span text:style-name="Strong_20_Emphasis">group discussion</text:span><text:line-break/><text:span text:style-name="Strong_20_Emphasis">westernization is not modernization</text:span><text:line-break/><text:line-break/><text:span text:style-name="Strong_20_Emphasis">Vocabs -&gt;</text:span><text:line-break/><text:line-break/><text:span text:style-name="Strong_20_Emphasis">1.Galvanize</text:span> : verb - shock or exite(someone), typically into talking.</text:p>
      <text:list xml:id="list3986627008" text:style-name="L2">
        <text:list-item>
          <text:p text:style-name="P3"><text:span text:style-name="Strong_20_Emphasis"><text:span text:style-name="Emphasis">The win galvanized the whole team.</text:span></text:span></text:p>
        </text:list-item>
      </text:list>
      <text:p text:style-name="Text_20_body"><text:line-break/><text:span text:style-name="Strong_20_Emphasis">2.Paucity</text:span> : noun - the presence of something only in small or insufficent quantities or amounts.</text:p>
      <text:list xml:id="list3906914782" text:style-name="L3">
        <text:list-item>
          <text:p text:style-name="P4"><text:span text:style-name="Strong_20_Emphasis"><text:span text:style-name="Emphasis">A paucity of information</text:span></text:span></text:p>
        </text:list-item>
      </text:list>
      <text:p text:style-name="Text_20_body"><text:line-break/><text:span text:style-name="Strong_20_Emphasis">3.Arbitrary</text:span>:adjv - based on random choice or personal sudden idea, rather than any reason or system.</text:p>
      <text:list xml:id="list444027695" text:style-name="L4">
        <text:list-item>
          <text:p text:style-name="P5"><text:span text:style-name="Strong_20_Emphasis"><text:span text:style-name="Emphasis">He makes unpredictable, arbitrary decisions.</text:span></text:span></text:p>
        </text:list-item>
      </text:list>
      <text:p text:style-name="Text_20_body"><text:line-break/><text:span text:style-name="Strong_20_Emphasis">4. Divest</text:span> : verb - to take away from a person.</text:p>
      <text:list xml:id="list2486947972" text:style-name="L5">
        <text:list-item>
          <text:p text:style-name="P6"><text:span text:style-name="Strong_20_Emphasis"><text:span text:style-name="Emphasis">After her illness she was divested of much of her responsibility.</text:span></text:span></text:p>
        </text:list-item>
      </text:list>
      <text:p text:style-name="Text_20_body"><text:line-break/><text:span text:style-name="Strong_20_Emphasis">5. Vilify</text:span>: verb-  to say or write unpleasant things about somebody/something so that other people will have a low opinion of them</text:p>
      <text:list xml:id="list3192191475" text:style-name="L6">
        <text:list-item>
          <text:p text:style-name="P7"><text:span text:style-name="Strong_20_Emphasis"><text:span text:style-name="Emphasis">She has been vilified and misunderstood by her community.</text:span></text:span>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0731e5f2</dc:title>
    <meta:initial-creator>Etherpad</meta:initial-creator>
    <dc:creator>Etherpad</dc:creator>
    <meta:document-statistic meta:table-count="0" meta:image-count="0" meta:object-count="0" meta:page-count="1" meta:paragraph-count="14" meta:word-count="406" meta:character-count="2355" meta:non-whitespace-character-count="1941"/>
    <meta:generator>LibreOffice/6.2.8.2$Linux_X86_64 LibreOffice_project/20$Build-2</meta:generator>
    <meta:user-defined meta:name=""/>
  </office:meta>
</office:document-meta>
</file>